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2" style:family="table">
      <style:table-properties style:width="25.7cm" table:align="margins" fo:background-color="transparent">
        <style:background-image/>
      </style:table-properties>
    </style:style>
    <style:style style:name="Tableau12.A" style:family="table-column">
      <style:table-column-properties style:column-width="0.265cm" style:rel-column-width="150*"/>
    </style:style>
    <style:style style:name="Tableau12.B" style:family="table-column">
      <style:table-column-properties style:column-width="0.266cm" style:rel-column-width="151*"/>
    </style:style>
    <style:style style:name="Tableau12.C" style:family="table-column">
      <style:table-column-properties style:column-width="0.268cm" style:rel-column-width="152*"/>
    </style:style>
    <style:style style:name="Tableau12.E" style:family="table-column">
      <style:table-column-properties style:column-width="0.27cm" style:rel-column-width="153*"/>
    </style:style>
    <style:style style:name="Tableau12.x" style:family="table-column">
      <style:table-column-properties style:column-width="0.215cm" style:rel-column-width="122*"/>
    </style:style>
    <style:style style:name="Tableau12.y" style:family="table-column">
      <style:table-column-properties style:column-width="0.319cm" style:rel-column-width="181*"/>
    </style:style>
    <style:style style:name="Tableau12.Ar" style:family="table-column">
      <style:table-column-properties style:column-width="0.303cm" style:rel-column-width="172*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fo:background-color="#000000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2.B1" style:family="table-cell">
      <style:table-cell-properties fo:background-color="#ff5429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2.b1" style:family="table-cell">
      <style:table-cell-properties fo:background-color="#706e0c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2.c1" style:family="table-cell">
      <style:table-cell-properties fo:background-color="#8d1d75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2.z1" style:family="table-cell">
      <style:table-cell-properties fo:background-color="#b2b2b2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2.AO1" style:family="table-cell">
      <style:table-cell-properties fo:background-color="#ff860d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2.AP1" style:family="table-cell">
      <style:table-cell-properties fo:background-color="#729fcf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2.AV1" style:family="table-cell">
      <style:table-cell-properties fo:background-color="#c9211e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2.Ag1" style:family="table-cell">
      <style:table-cell-properties fo:background-color="#00a933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2.Ar1" style:family="table-cell">
      <style:table-cell-properties fo:background-color="#00a933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2.E2" style:family="table-cell">
      <style:table-cell-properties fo:background-color="#729fc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2.Ar2" style:family="table-cell">
      <style:table-cell-properties fo:background-color="#729fc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fd78e"/>
    </style:style>
    <style:style style:name="P2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95af" officeooo:paragraph-rsid="000fd7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d6cf" officeooo:paragraph-rsid="000fd7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loext:graphic-properties draw:fill="solid" draw:fill-color="#729fcf" draw:opacity="100%"/>
      <style:paragraph-properties fo:margin-left="-0.101cm" fo:margin-right="0cm" fo:text-align="start" style:justify-single-word="false" fo:text-indent="0cm" style:auto-text-indent="false" fo:background-color="#729fcf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d6cf" officeooo:paragraph-rsid="000fd7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d0d" officeooo:paragraph-rsid="000fd7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c8b" officeooo:paragraph-rsid="000fd7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d47" officeooo:paragraph-rsid="000fd78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B" table:number-columns-repeated="3"/>
        <table:table-column table:style-name="Tableau12.E"/>
        <table:table-column table:style-name="Tableau12.B" table:number-columns-repeated="2"/>
        <table:table-column table:style-name="Tableau12.C" table:number-columns-repeated="2"/>
        <table:table-column table:style-name="Tableau12.B"/>
        <table:table-column table:style-name="Tableau12.C" table:number-columns-repeated="2"/>
        <table:table-column table:style-name="Tableau12.B"/>
        <table:table-column table:style-name="Tableau12.C"/>
        <table:table-column table:style-name="Tableau12.B"/>
        <table:table-column table:style-name="Tableau12.C" table:number-columns-repeated="2"/>
        <table:table-column table:style-name="Tableau12.B" table:number-columns-repeated="2"/>
        <table:table-column table:style-name="Tableau12.E"/>
        <table:table-column table:style-name="Tableau12.B" table:number-columns-repeated="2"/>
        <table:table-column table:style-name="Tableau12.C" table:number-columns-repeated="2"/>
        <table:table-column table:style-name="Tableau12.B"/>
        <table:table-column table:style-name="Tableau12.C"/>
        <table:table-column table:style-name="Tableau12.B"/>
        <table:table-column table:style-name="Tableau12.C" table:number-columns-repeated="2"/>
        <table:table-column table:style-name="Tableau12.B"/>
        <table:table-column table:style-name="Tableau12.C" table:number-columns-repeated="2"/>
        <table:table-column table:style-name="Tableau12.B" table:number-columns-repeated="2"/>
        <table:table-column table:style-name="Tableau12.C" table:number-columns-repeated="2"/>
        <table:table-column table:style-name="Tableau12.B" table:number-columns-repeated="2"/>
        <table:table-column table:style-name="Tableau12.E"/>
        <table:table-column table:style-name="Tableau12.B" table:number-columns-repeated="2"/>
        <table:table-column table:style-name="Tableau12.x"/>
        <table:table-column table:style-name="Tableau12.y"/>
        <table:table-column table:style-name="Tableau12.C" table:number-columns-repeated="2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B" table:number-columns-repeated="2"/>
        <table:table-column table:style-name="Tableau12.C"/>
        <table:table-column table:style-name="Tableau12.B"/>
        <table:table-column table:style-name="Tableau12.C" table:number-columns-repeated="2"/>
        <table:table-column table:style-name="Tableau12.B"/>
        <table:table-column table:style-name="Tableau12.C"/>
        <table:table-column table:style-name="Tableau12.B" table:number-columns-repeated="2"/>
        <table:table-column table:style-name="Tableau12.E"/>
        <table:table-column table:style-name="Tableau12.B" table:number-columns-repeated="3"/>
        <table:table-column table:style-name="Tableau12.E"/>
        <table:table-column table:style-name="Tableau12.B" table:number-columns-repeated="2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 table:number-columns-repeated="2"/>
        <table:table-column table:style-name="Tableau12.B"/>
        <table:table-column table:style-name="Tableau12.C" table:number-columns-repeated="2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2"/>
        <table:table-column table:style-name="Tableau12.B"/>
        <table:table-column table:style-name="Tableau12.C"/>
        <table:table-column table:style-name="Tableau12.Ar"/>
        <table:table-row table:style-name="Tableau12.1">
          <table:table-cell table:style-name="Tableau12.A1" office:value-type="string">
            <text:p text:style-name="P2">0</text:p>
          </table:table-cell>
          <table:table-cell table:style-name="Tableau12.B1" office:value-type="string">
            <text:p text:style-name="P3">1</text:p>
          </table:table-cell>
          <table:table-cell table:style-name="Tableau12.B1" office:value-type="string">
            <text:p text:style-name="P3">0</text:p>
          </table:table-cell>
          <table:table-cell table:style-name="Tableau12.B1" office:value-type="string">
            <text:p text:style-name="P3">1</text:p>
          </table:table-cell>
          <table:table-cell table:style-name="Tableau12.B1" office:value-type="string">
            <text:p text:style-name="P3">1</text:p>
          </table:table-cell>
          <table:table-cell table:style-name="Tableau12.B1" office:value-type="string">
            <text:p text:style-name="P3">0</text:p>
          </table:table-cell>
          <table:table-cell table:style-name="Tableau12.B1" office:value-type="string">
            <text:p text:style-name="P3">1</text:p>
          </table:table-cell>
          <table:table-cell table:style-name="Tableau12.B1" office:value-type="string">
            <text:p text:style-name="P3">1</text:p>
          </table:table-cell>
          <table:table-cell table:style-name="Tableau12.B1" office:value-type="string">
            <text:p text:style-name="P3">1</text:p>
          </table:table-cell>
          <table:table-cell table:style-name="Tableau12.B1" office:value-type="string">
            <text:p text:style-name="P3">0</text:p>
          </table:table-cell>
          <table:table-cell table:style-name="Tableau12.B1" office:value-type="string">
            <text:p text:style-name="P3">0</text:p>
          </table:table-cell>
          <table:table-cell table:style-name="Tableau12.B1" office:value-type="string">
            <text:p text:style-name="P3">0</text:p>
          </table:table-cell>
          <table:table-cell table:style-name="Tableau12.B1" office:value-type="string">
            <text:p text:style-name="P3">1</text:p>
          </table:table-cell>
          <table:table-cell table:style-name="Tableau12.B1" office:value-type="string">
            <text:p text:style-name="P3">0</text:p>
          </table:table-cell>
          <table:table-cell table:style-name="Tableau12.B1" office:value-type="string">
            <text:p text:style-name="P3">1</text:p>
          </table:table-cell>
          <table:table-cell table:style-name="Tableau12.B1" office:value-type="string">
            <text:p text:style-name="P3">1</text:p>
          </table:table-cell>
          <table:table-cell table:style-name="Tableau12.B1" office:value-type="string">
            <text:p text:style-name="P3">0</text:p>
          </table:table-cell>
          <table:table-cell table:style-name="Tableau12.B1" office:value-type="string">
            <text:p text:style-name="P3">1</text:p>
          </table:table-cell>
          <table:table-cell table:style-name="Tableau12.B1" office:value-type="string">
            <text:p text:style-name="P3">1</text:p>
          </table:table-cell>
          <table:table-cell table:style-name="Tableau12.B1" office:value-type="string">
            <text:p text:style-name="P3">1</text:p>
          </table:table-cell>
          <table:table-cell table:style-name="Tableau12.B1" office:value-type="string">
            <text:p text:style-name="P3">1</text:p>
          </table:table-cell>
          <table:table-cell table:style-name="Tableau12.B1" office:value-type="string">
            <text:p text:style-name="P3">0</text:p>
          </table:table-cell>
          <table:table-cell table:style-name="Tableau12.B1" office:value-type="string">
            <text:p text:style-name="P3">1</text:p>
          </table:table-cell>
          <table:table-cell table:style-name="Tableau12.B1" office:value-type="string">
            <text:p text:style-name="P3">0</text:p>
          </table:table-cell>
          <table:table-cell table:style-name="Tableau12.B1" office:value-type="string">
            <text:p text:style-name="P3">1</text:p>
          </table:table-cell>
          <table:table-cell table:style-name="Tableau12.B1" office:value-type="string">
            <text:p text:style-name="P3">0</text:p>
          </table:table-cell>
          <table:table-cell table:style-name="Tableau12.B1" office:value-type="string">
            <text:p text:style-name="P3">1</text:p>
          </table:table-cell>
          <table:table-cell table:style-name="Tableau12.b1" office:value-type="string">
            <text:p text:style-name="P3">0</text:p>
          </table:table-cell>
          <table:table-cell table:style-name="Tableau12.c1" office:value-type="string">
            <text:p text:style-name="P5">0</text:p>
          </table:table-cell>
          <table:table-cell table:style-name="Tableau12.c1" office:value-type="string">
            <text:p text:style-name="P5">0</text:p>
          </table:table-cell>
          <table:table-cell table:style-name="Tableau12.c1" office:value-type="string">
            <text:p text:style-name="P5">0</text:p>
          </table:table-cell>
          <table:table-cell table:style-name="Tableau12.c1" office:value-type="string">
            <text:p text:style-name="P5">0</text:p>
          </table:table-cell>
          <table:table-cell table:style-name="Tableau12.c1" office:value-type="string">
            <text:p text:style-name="P5">0</text:p>
          </table:table-cell>
          <table:table-cell table:style-name="Tableau12.c1" office:value-type="string">
            <text:p text:style-name="P5">1</text:p>
          </table:table-cell>
          <table:table-cell table:style-name="Tableau12.c1" office:value-type="string">
            <text:p text:style-name="P5">1</text:p>
          </table:table-cell>
          <table:table-cell table:style-name="Tableau12.c1" office:value-type="string">
            <text:p text:style-name="P5">0</text:p>
          </table:table-cell>
          <table:table-cell table:style-name="Tableau12.c1" office:value-type="string">
            <text:p text:style-name="P5">0</text:p>
          </table:table-cell>
          <table:table-cell table:style-name="Tableau12.c1" office:value-type="string">
            <text:p text:style-name="P5">1</text:p>
          </table:table-cell>
          <table:table-cell table:style-name="Tableau12.c1" office:value-type="string">
            <text:p text:style-name="P5">0</text:p>
          </table:table-cell>
          <table:table-cell table:style-name="Tableau12.c1" office:value-type="string">
            <text:p text:style-name="P5">0</text:p>
          </table:table-cell>
          <table:table-cell table:style-name="Tableau12.c1" office:value-type="string">
            <text:p text:style-name="P5">0</text:p>
          </table:table-cell>
          <table:table-cell table:style-name="Tableau12.c1" office:value-type="string">
            <text:p text:style-name="P5">0</text:p>
          </table:table-cell>
          <table:table-cell table:style-name="Tableau12.c1" office:value-type="string">
            <text:p text:style-name="P5">1</text:p>
          </table:table-cell>
          <table:table-cell table:style-name="Tableau12.c1" office:value-type="string">
            <text:p text:style-name="P5">1</text:p>
          </table:table-cell>
          <table:table-cell table:style-name="Tableau12.c1" office:value-type="string">
            <text:p text:style-name="P5">1</text:p>
          </table:table-cell>
          <table:table-cell table:style-name="Tableau12.c1" office:value-type="string">
            <text:p text:style-name="P5">0</text:p>
          </table:table-cell>
          <table:table-cell table:style-name="Tableau12.c1" office:value-type="string">
            <text:p text:style-name="P5">0</text:p>
          </table:table-cell>
          <table:table-cell table:style-name="Tableau12.c1" office:value-type="string">
            <text:p text:style-name="P5">0</text:p>
          </table:table-cell>
          <table:table-cell table:style-name="Tableau12.c1" office:value-type="string">
            <text:p text:style-name="P5">0</text:p>
          </table:table-cell>
          <table:table-cell table:style-name="Tableau12.c1" office:value-type="string">
            <text:p text:style-name="P5">0</text:p>
          </table:table-cell>
          <table:table-cell table:style-name="Tableau12.c1" office:value-type="string">
            <text:p text:style-name="P5">0</text:p>
          </table:table-cell>
          <table:table-cell table:style-name="Tableau12.z1" office:value-type="string">
            <text:p text:style-name="P6">1</text:p>
          </table:table-cell>
          <table:table-cell table:style-name="Tableau12.z1" office:value-type="string">
            <text:p text:style-name="P6">0</text:p>
          </table:table-cell>
          <table:table-cell table:style-name="Tableau12.z1" office:value-type="string">
            <text:p text:style-name="P6">0</text:p>
          </table:table-cell>
          <table:table-cell table:style-name="Tableau12.z1" office:value-type="string">
            <text:p text:style-name="P6">1</text:p>
          </table:table-cell>
          <table:table-cell table:style-name="Tableau12.z1" office:value-type="string">
            <text:p text:style-name="P6">1</text:p>
          </table:table-cell>
          <table:table-cell table:style-name="Tableau12.z1" office:value-type="string">
            <text:p text:style-name="P6">0</text:p>
          </table:table-cell>
          <table:table-cell table:style-name="Tableau12.z1" office:value-type="string">
            <text:p text:style-name="P6">1</text:p>
          </table:table-cell>
          <table:table-cell table:style-name="Tableau12.z1" office:value-type="string">
            <text:p text:style-name="P6">1</text:p>
          </table:table-cell>
          <table:table-cell table:style-name="Tableau12.z1" office:value-type="string">
            <text:p text:style-name="P6">0</text:p>
          </table:table-cell>
          <table:table-cell table:style-name="Tableau12.z1" office:value-type="string">
            <text:p text:style-name="P6">1</text:p>
          </table:table-cell>
          <table:table-cell table:style-name="Tableau12.z1" office:value-type="string">
            <text:p text:style-name="P6">1</text:p>
          </table:table-cell>
          <table:table-cell table:style-name="Tableau12.z1" office:value-type="string">
            <text:p text:style-name="P6">1</text:p>
          </table:table-cell>
          <table:table-cell table:style-name="Tableau12.z1" office:value-type="string">
            <text:p text:style-name="P6">1</text:p>
          </table:table-cell>
          <table:table-cell table:style-name="Tableau12.z1" office:value-type="string">
            <text:p text:style-name="P6">0</text:p>
          </table:table-cell>
          <table:table-cell table:style-name="Tableau12.z1" office:value-type="string">
            <text:p text:style-name="P6">0</text:p>
          </table:table-cell>
          <table:table-cell table:style-name="Tableau12.AO1" office:value-type="string">
            <text:p text:style-name="P7">0</text:p>
          </table:table-cell>
          <table:table-cell table:style-name="Tableau12.AP1" office:value-type="string">
            <text:p text:style-name="P6">0</text:p>
          </table:table-cell>
          <table:table-cell table:style-name="Tableau12.AP1" office:value-type="string">
            <text:p text:style-name="P7">0</text:p>
          </table:table-cell>
          <table:table-cell table:style-name="Tableau12.AP1" office:value-type="string">
            <text:p text:style-name="P3">0</text:p>
          </table:table-cell>
          <table:table-cell table:style-name="Tableau12.AP1" office:value-type="string">
            <text:p text:style-name="P7">0</text:p>
          </table:table-cell>
          <table:table-cell table:style-name="Tableau12.AP1" office:value-type="string">
            <text:p text:style-name="P6">1</text:p>
          </table:table-cell>
          <table:table-cell table:style-name="Tableau12.AP1" office:value-type="string">
            <text:p text:style-name="P6">0</text:p>
          </table:table-cell>
          <table:table-cell table:style-name="Tableau12.AV1" office:value-type="string">
            <text:p text:style-name="P6">0</text:p>
          </table:table-cell>
          <table:table-cell table:style-name="Tableau12.AV1" office:value-type="string">
            <text:p text:style-name="P6">0</text:p>
          </table:table-cell>
          <table:table-cell table:style-name="Tableau12.AV1" office:value-type="string">
            <text:p text:style-name="P6">0</text:p>
          </table:table-cell>
          <table:table-cell table:style-name="Tableau12.AV1" office:value-type="string">
            <text:p text:style-name="P6">0</text:p>
          </table:table-cell>
          <table:table-cell table:style-name="Tableau12.AV1" office:value-type="string">
            <text:p text:style-name="P6">0</text:p>
          </table:table-cell>
          <table:table-cell table:style-name="Tableau12.AV1" office:value-type="string">
            <text:p text:style-name="P6">1</text:p>
          </table:table-cell>
          <table:table-cell table:style-name="Tableau12.AV1" office:value-type="string">
            <text:p text:style-name="P6">1</text:p>
          </table:table-cell>
          <table:table-cell table:style-name="Tableau12.AV1" office:value-type="string">
            <text:p text:style-name="P6">1</text:p>
          </table:table-cell>
          <table:table-cell table:style-name="Tableau12.AV1" office:value-type="string">
            <text:p text:style-name="P6">0</text:p>
          </table:table-cell>
          <table:table-cell table:style-name="Tableau12.AV1" office:value-type="string">
            <text:p text:style-name="P6">1</text:p>
          </table:table-cell>
          <table:table-cell table:style-name="Tableau12.AV1" office:value-type="string">
            <text:p text:style-name="P6">0</text:p>
          </table:table-cell>
          <table:table-cell table:style-name="Tableau12.Ag1" office:value-type="string">
            <text:p text:style-name="P6">1</text:p>
          </table:table-cell>
          <table:table-cell table:style-name="Tableau12.Ag1" office:value-type="string">
            <text:p text:style-name="P6">1</text:p>
          </table:table-cell>
          <table:table-cell table:style-name="Tableau12.Ag1" office:value-type="string">
            <text:p text:style-name="P6">1</text:p>
          </table:table-cell>
          <table:table-cell table:style-name="Tableau12.Ag1" office:value-type="string">
            <text:p text:style-name="P6">1</text:p>
          </table:table-cell>
          <table:table-cell table:style-name="Tableau12.Ag1" office:value-type="string">
            <text:p text:style-name="P6">0</text:p>
          </table:table-cell>
          <table:table-cell table:style-name="Tableau12.Ag1" office:value-type="string">
            <text:p text:style-name="P6">1</text:p>
          </table:table-cell>
          <table:table-cell table:style-name="Tableau12.Ag1" office:value-type="string">
            <text:p text:style-name="P6">1</text:p>
          </table:table-cell>
          <table:table-cell table:style-name="Tableau12.Ag1" office:value-type="string">
            <text:p text:style-name="P6">0</text:p>
          </table:table-cell>
          <table:table-cell table:style-name="Tableau12.Ag1" office:value-type="string">
            <text:p text:style-name="P6">1</text:p>
          </table:table-cell>
          <table:table-cell table:style-name="Tableau12.Ag1" office:value-type="string">
            <text:p text:style-name="P6">1</text:p>
          </table:table-cell>
          <table:table-cell table:style-name="Tableau12.Ag1" office:value-type="string">
            <text:p text:style-name="P6">1</text:p>
          </table:table-cell>
          <table:table-cell table:style-name="Tableau12.Ar1" office:value-type="string">
            <text:p text:style-name="P6">0</text:p>
          </table:table-cell>
        </table:table-row>
        <table:table-row table:style-name="Tableau12.1">
          <table:table-cell table:style-name="Tableau12.A2" office:value-type="string">
            <text:p text:style-name="P2"/>
          </table:table-cell>
          <table:table-cell table:style-name="Tableau12.A2" office:value-type="string">
            <text:p text:style-name="P3"/>
          </table:table-cell>
          <table:table-cell table:style-name="Tableau12.A2" office:value-type="string">
            <text:p text:style-name="P3"/>
          </table:table-cell>
          <table:table-cell table:style-name="Tableau12.A2" office:value-type="string">
            <text:p text:style-name="P3"/>
          </table:table-cell>
          <table:table-cell table:style-name="Tableau12.E2" office:value-type="string">
            <text:p text:style-name="P3"/>
          </table:table-cell>
          <table:table-cell table:style-name="Tableau12.E2" office:value-type="string">
            <text:p text:style-name="P3"/>
          </table:table-cell>
          <table:table-cell table:style-name="Tableau12.E2" office:value-type="string">
            <text:p text:style-name="P3"/>
          </table:table-cell>
          <table:table-cell table:style-name="Tableau12.E2" office:value-type="string">
            <text:p text:style-name="P3"/>
          </table:table-cell>
          <table:table-cell table:style-name="Tableau12.A2" office:value-type="string">
            <text:p text:style-name="P3"/>
          </table:table-cell>
          <table:table-cell table:style-name="Tableau12.A2" office:value-type="string">
            <text:p text:style-name="P3"/>
          </table:table-cell>
          <table:table-cell table:style-name="Tableau12.A2" office:value-type="string">
            <text:p text:style-name="P3"/>
          </table:table-cell>
          <table:table-cell table:style-name="Tableau12.A2" office:value-type="string">
            <text:p text:style-name="P3"/>
          </table:table-cell>
          <table:table-cell table:style-name="Tableau12.E2" office:value-type="string">
            <text:p text:style-name="P4"/>
          </table:table-cell>
          <table:table-cell table:style-name="Tableau12.E2" office:value-type="string">
            <text:p text:style-name="P4"/>
          </table:table-cell>
          <table:table-cell table:style-name="Tableau12.E2" office:value-type="string">
            <text:p text:style-name="P4"/>
          </table:table-cell>
          <table:table-cell table:style-name="Tableau12.E2" office:value-type="string">
            <text:p text:style-name="P4"/>
          </table:table-cell>
          <table:table-cell table:style-name="Tableau12.A2" office:value-type="string">
            <text:p text:style-name="P3"/>
          </table:table-cell>
          <table:table-cell table:style-name="Tableau12.A2" office:value-type="string">
            <text:p text:style-name="P3"/>
          </table:table-cell>
          <table:table-cell table:style-name="Tableau12.A2" office:value-type="string">
            <text:p text:style-name="P3"/>
          </table:table-cell>
          <table:table-cell table:style-name="Tableau12.A2" office:value-type="string">
            <text:p text:style-name="P3"/>
          </table:table-cell>
          <table:table-cell table:style-name="Tableau12.E2" office:value-type="string">
            <text:p text:style-name="P3"/>
          </table:table-cell>
          <table:table-cell table:style-name="Tableau12.E2" office:value-type="string">
            <text:p text:style-name="P3"/>
          </table:table-cell>
          <table:table-cell table:style-name="Tableau12.E2" office:value-type="string">
            <text:p text:style-name="P3"/>
          </table:table-cell>
          <table:table-cell table:style-name="Tableau12.E2" office:value-type="string">
            <text:p text:style-name="P3"/>
          </table:table-cell>
          <table:table-cell table:style-name="Tableau12.A2" office:value-type="string">
            <text:p text:style-name="P3"/>
          </table:table-cell>
          <table:table-cell table:style-name="Tableau12.A2" office:value-type="string">
            <text:p text:style-name="P3"/>
          </table:table-cell>
          <table:table-cell table:style-name="Tableau12.A2" office:value-type="string">
            <text:p text:style-name="P3"/>
          </table:table-cell>
          <table:table-cell table:style-name="Tableau12.A2" office:value-type="string">
            <text:p text:style-name="P3"/>
          </table:table-cell>
          <table:table-cell table:style-name="Tableau12.E2" office:value-type="string">
            <text:p text:style-name="P5"/>
          </table:table-cell>
          <table:table-cell table:style-name="Tableau12.E2" office:value-type="string">
            <text:p text:style-name="P5"/>
          </table:table-cell>
          <table:table-cell table:style-name="Tableau12.E2" office:value-type="string">
            <text:p text:style-name="P5"/>
          </table:table-cell>
          <table:table-cell table:style-name="Tableau12.E2" office:value-type="string">
            <text:p text:style-name="P5"/>
          </table:table-cell>
          <table:table-cell table:style-name="Tableau12.A2" office:value-type="string">
            <text:p text:style-name="P5"/>
          </table:table-cell>
          <table:table-cell table:style-name="Tableau12.A2" office:value-type="string">
            <text:p text:style-name="P5"/>
          </table:table-cell>
          <table:table-cell table:style-name="Tableau12.A2" office:value-type="string">
            <text:p text:style-name="P5"/>
          </table:table-cell>
          <table:table-cell table:style-name="Tableau12.A2" office:value-type="string">
            <text:p text:style-name="P5"/>
          </table:table-cell>
          <table:table-cell table:style-name="Tableau12.E2" office:value-type="string">
            <text:p text:style-name="P5"/>
          </table:table-cell>
          <table:table-cell table:style-name="Tableau12.E2" office:value-type="string">
            <text:p text:style-name="P5"/>
          </table:table-cell>
          <table:table-cell table:style-name="Tableau12.E2" office:value-type="string">
            <text:p text:style-name="P5"/>
          </table:table-cell>
          <table:table-cell table:style-name="Tableau12.E2" office:value-type="string">
            <text:p text:style-name="P5"/>
          </table:table-cell>
          <table:table-cell table:style-name="Tableau12.A2" office:value-type="string">
            <text:p text:style-name="P5"/>
          </table:table-cell>
          <table:table-cell table:style-name="Tableau12.A2" office:value-type="string">
            <text:p text:style-name="P5"/>
          </table:table-cell>
          <table:table-cell table:style-name="Tableau12.A2" office:value-type="string">
            <text:p text:style-name="P5"/>
          </table:table-cell>
          <table:table-cell table:style-name="Tableau12.A2" office:value-type="string">
            <text:p text:style-name="P5"/>
          </table:table-cell>
          <table:table-cell table:style-name="Tableau12.E2" office:value-type="string">
            <text:p text:style-name="P5"/>
          </table:table-cell>
          <table:table-cell table:style-name="Tableau12.E2" office:value-type="string">
            <text:p text:style-name="P5"/>
          </table:table-cell>
          <table:table-cell table:style-name="Tableau12.E2" office:value-type="string">
            <text:p text:style-name="P5"/>
          </table:table-cell>
          <table:table-cell table:style-name="Tableau12.E2" office:value-type="string">
            <text:p text:style-name="P5"/>
          </table:table-cell>
          <table:table-cell table:style-name="Tableau12.A2" office:value-type="string">
            <text:p text:style-name="P5"/>
          </table:table-cell>
          <table:table-cell table:style-name="Tableau12.A2" office:value-type="string">
            <text:p text:style-name="P5"/>
          </table:table-cell>
          <table:table-cell table:style-name="Tableau12.A2" office:value-type="string">
            <text:p text:style-name="P5"/>
          </table:table-cell>
          <table:table-cell table:style-name="Tableau12.A2" office:value-type="string">
            <text:p text:style-name="P6"/>
          </table:table-cell>
          <table:table-cell table:style-name="Tableau12.E2" office:value-type="string">
            <text:p text:style-name="P6"/>
          </table:table-cell>
          <table:table-cell table:style-name="Tableau12.E2" office:value-type="string">
            <text:p text:style-name="P6"/>
          </table:table-cell>
          <table:table-cell table:style-name="Tableau12.E2" office:value-type="string">
            <text:p text:style-name="P6"/>
          </table:table-cell>
          <table:table-cell table:style-name="Tableau12.E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E2" office:value-type="string">
            <text:p text:style-name="P6"/>
          </table:table-cell>
          <table:table-cell table:style-name="Tableau12.E2" office:value-type="string">
            <text:p text:style-name="P6"/>
          </table:table-cell>
          <table:table-cell table:style-name="Tableau12.E2" office:value-type="string">
            <text:p text:style-name="P6"/>
          </table:table-cell>
          <table:table-cell table:style-name="Tableau12.E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A2" office:value-type="string">
            <text:p text:style-name="P7"/>
          </table:table-cell>
          <table:table-cell table:style-name="Tableau12.A2" office:value-type="string">
            <text:p text:style-name="P6"/>
          </table:table-cell>
          <table:table-cell table:style-name="Tableau12.E2" office:value-type="string">
            <text:p text:style-name="P7"/>
          </table:table-cell>
          <table:table-cell table:style-name="Tableau12.E2" office:value-type="string">
            <text:p text:style-name="P3"/>
          </table:table-cell>
          <table:table-cell table:style-name="Tableau12.E2" office:value-type="string">
            <text:p text:style-name="P7"/>
          </table:table-cell>
          <table:table-cell table:style-name="Tableau12.E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E2" office:value-type="string">
            <text:p text:style-name="P6"/>
          </table:table-cell>
          <table:table-cell table:style-name="Tableau12.E2" office:value-type="string">
            <text:p text:style-name="P6"/>
          </table:table-cell>
          <table:table-cell table:style-name="Tableau12.E2" office:value-type="string">
            <text:p text:style-name="P6"/>
          </table:table-cell>
          <table:table-cell table:style-name="Tableau12.E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E2" office:value-type="string">
            <text:p text:style-name="P6"/>
          </table:table-cell>
          <table:table-cell table:style-name="Tableau12.E2" office:value-type="string">
            <text:p text:style-name="P6"/>
          </table:table-cell>
          <table:table-cell table:style-name="Tableau12.E2" office:value-type="string">
            <text:p text:style-name="P6"/>
          </table:table-cell>
          <table:table-cell table:style-name="Tableau12.E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A2" office:value-type="string">
            <text:p text:style-name="P6"/>
          </table:table-cell>
          <table:table-cell table:style-name="Tableau12.E2" office:value-type="string">
            <text:p text:style-name="P6"/>
          </table:table-cell>
          <table:table-cell table:style-name="Tableau12.E2" office:value-type="string">
            <text:p text:style-name="P6"/>
          </table:table-cell>
          <table:table-cell table:style-name="Tableau12.E2" office:value-type="string">
            <text:p text:style-name="P6"/>
          </table:table-cell>
          <table:table-cell table:style-name="Tableau12.Ar2" office:value-type="string">
            <text:p text:style-name="P6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3-25T11:20:27.456792916</meta:creation-date>
    <meta:print-date>2021-03-25T11:37:23.127821318</meta:print-date>
    <dc:date>2021-03-25T17:53:34.185274907</dc:date>
    <meta:editing-duration>PT3H33M51S</meta:editing-duration>
    <meta:editing-cycles>1</meta:editing-cycles>
    <meta:document-statistic meta:table-count="1" meta:image-count="0" meta:object-count="0" meta:page-count="1" meta:paragraph-count="96" meta:word-count="96" meta:character-count="96" meta:non-whitespace-character-count="96"/>
    <meta:generator>LibreOffice/6.3.5.2$Linux_X86_64 LibreOffice_project/30$Build-2</meta:generator>
  </office:meta>
</office:document-meta>
</file>